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INSTRUCTION SET</text:p>
          </table:table-cell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OPCODE NAME</text:p>
          </table:table-cell>
          <table:table-cell table:style-name="ce7" office:value-type="string" calcext:value-type="string">
            <text:p>FUNCT3</text:p>
          </table:table-cell>
          <table:table-cell table:style-name="ce7" office:value-type="string" calcext:value-type="string">
            <text:p>FUNCT7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D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UB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3:34:25.466569328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5T16:59:15.349727277</dc:date>
    <meta:editing-cycles>20</meta:editing-cycles>
    <meta:editing-duration>P2DT2H19M41S</meta:editing-duration>
    <meta:document-statistic meta:table-count="1" meta:cell-count="343" meta:object-count="0"/>
  </office:meta>
</office:document-meta>
</file>